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F9C12FF02A4CC8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53in" draw:z-index="0"><draw:image xlink:href="Pictures/100000000000078000000438F9C12FF02A4CC8B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4:46:39.742619109</meta:creation-date>
    <dc:date>2017-09-21T04:48:11.931533890</dc:date>
    <meta:editing-duration>PT1M3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